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лан:</text:p>
      <text:p text:style-name="Standard"/>
      <text:list xml:id="list1361452073" text:style-name="L1">
        <text:list-item>
          <text:p text:style-name="P1">поставить debian на виртуалку</text:p>
        </text:list-item>
        <text:list-item>
          <text:p text:style-name="P1">настроить интернет</text:p>
        </text:list-item>
        <text:list-item>
          <text:p text:style-name="P1">установить git коммандой: sudo apt-get install git-core git</text:p>
        </text:list-item>
        <text:list-item>
          <text:p text:style-name="P2">установить компилятор qt4 <text:s/>sudo apt-get install gcc g++ qt4-demos qt4-dev-tools qt4-doc qt4-doc-html qt4-qmake qt4-qtconfig <text:span text:style-name="Strong_20_Emphasis">qmake</text:span></text:p>
        </text:list-item>
        <text:list-item>
          <text:p text:style-name="P1">добавить в директорию .ssh/ свой закрытый ключ </text:p>
        </text:list-item>
        <text:list-item>
          <text:p text:style-name="P1">прописать в config IdentityFile сервер git.keva.su</text:p>
        </text:list-item>
        <text:list-item>
          <text:p text:style-name="P1">нужно скачать репозитарий с проектом: git clone <text:a xlink:type="simple" xlink:href="mailto:git@git.keva.su">git@git.keva.su</text:a>:gpo.git gpo.git</text:p>
        </text:list-item>
        <text:list-item>
          <text:p text:style-name="P1">прейти в папку gpo.git/project и запустить build_coex.sh или test_coex.sh — первый скрипт соберет второй соберет и запустит тесты</text:p>
        </text:list-item>
        <text:list-item>
          <text:p text:style-name="P1">создадим диреткорию в которую будем монтировать образ: mkdir /mnt/our_hard</text:p>
        </text:list-item>
        <text:list-item>
          <text:p text:style-name="P1">подмонтируем его mount hard.img /mnt/our_hard</text:p>
        </text:list-item>
        <text:list-item>
          <text:p text:style-name="P1">создадим директорию в <text:s/>которую будем складывать результат mkdir ~/results </text:p>
        </text:list-item>
        <text:list-item>
          <text:p text:style-name="P1">и запустим coex /mnt/our_hard results ~/results</text:p>
        </text:list-item>
        <text:list-item>
          <text:p text:style-name="P1">перейдем в ~/results и должны наблюдать некоторые xml файлы в окторых можно будет посмотреть что да как</text:p>
        </text:list-item>
        <text:list-item>
          <text:p text:style-name="P1">либо запакуем их с помощью tar и отправить куда нить в более удобное место для изучен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kg </meta:initial-creator>
    <meta:creation-date>2013-09-28T00:41:01</meta:creation-date>
    <dc:date>2013-09-28T00:53:08</dc:date>
    <dc:creator>seakg </dc:creator>
    <meta:editing-duration>P0D</meta:editing-duration>
    <meta:editing-cycles>1</meta:editing-cycles>
    <meta:document-statistic meta:table-count="0" meta:image-count="0" meta:object-count="0" meta:page-count="1" meta:paragraph-count="15" meta:word-count="146" meta:character-count="1008" meta:non-whitespace-character-count="887"/>
    <meta:generator>LibreOffice/3.5$Linux_x86 LibreOffice_project/350m1$Build-2</meta:generator>
  </office:meta>
</office:document-meta>
</file>